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7"/>
    <style:style style:name="P2" style:family="paragraph" style:parent-style-name="Quotations" style:list-style-name="L7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<text:line-break/>El <text:span text:style-name="Strong_20_Emphasis">23 — Límites de completitud</text:span> es uno de los límites más profundos de toda la teoría, porque toca la frontera entre <text:span text:style-name="Strong_20_Emphasis">lo que un sistema puede conocer</text:span>, <text:span text:style-name="Strong_20_Emphasis">lo que puede representar</text:span>, <text:span text:style-name="Strong_20_Emphasis">lo que puede integrar</text:span>, y <text:span text:style-name="Strong_20_Emphasis">lo que puede demostrar</text:span>.</text:p>
      <text:p text:style-name="Text_20_body">Este límite es especial porque no es solo físico, ni computacional, ni termodinámico:<text:line-break/>es <text:span text:style-name="Strong_20_Emphasis">lógico</text:span>, en el sentido más fuerte de la palabra.<text:line-break/>Es el límite que dice:</text:p>
      <text:p text:style-name="Text_20_body"><text:span text:style-name="Strong_20_Emphasis">ningún sistema puede ser completo respecto a sí mismo, respecto al mundo, ni respecto a su propio espacio de posibilidades.</text:span></text:p>
      <text:p text:style-name="Text_20_body">Vamos a desarrollarlo con la misma precisión y profundidad que los anteriores.</text:p>
      <text:p text:style-name="Horizontal_20_Line"/>
      <text:h text:style-name="Heading_20_1" text:outline-level="1"><text:span text:style-name="Strong_20_Emphasis">23 — LÍMITES DE COMPLETITUD</text:span></text:h>
      <text:p text:style-name="Text_20_body"><text:span text:style-name="Emphasis">(versión lógica, no biológica)</text:span></text:p>
      <text:h text:style-name="Heading_20_2" text:outline-level="2">1. Qué significa el límite de completitud, lógicamente</text:h>
      <text:p text:style-name="Text_20_body">En cualquier sistema inteligente:</text:p>
      <text:list xml:id="list3324698871" text:style-name="L1">
        <text:list-item>
          <text:p text:style-name="P4">No puede conocer todos los hechos del mundo. </text:p>
        </text:list-item>
        <text:list-item>
          <text:p text:style-name="P4">No puede representar todos los estados posibles. </text:p>
        </text:list-item>
        <text:list-item>
          <text:p text:style-name="P4">No puede integrar toda la información disponible. </text:p>
        </text:list-item>
        <text:list-item>
          <text:p text:style-name="P4">No puede demostrar todas las verdades dentro de su propio marco lógico. </text:p>
        </text:list-item>
        <text:list-item>
          <text:p text:style-name="P4">No puede predecir todos los futuros posibles. </text:p>
        </text:list-item>
        <text:list-item>
          <text:p text:style-name="P4">No puede enumerar todas las consecuencias de sus acciones. </text:p>
        </text:list-item>
        <text:list-item>
          <text:p text:style-name="P4">No puede contener todos los modelos posibles del mundo. </text:p>
        </text:list-item>
        <text:list-item>
          <text:p text:style-name="P4">No puede contener un modelo perfecto de sí mismo. </text:p>
        </text:list-item>
        <text:list-item>
          <text:p text:style-name="P4">No puede resolver todos los problemas que puede formular. </text:p>
        </text:list-item>
        <text:list-item>
          <text:p text:style-name="P3">No puede abarcar su propio espacio de posibilidades. </text:p>
        </text:list-item>
      </text:list>
      <text:p text:style-name="Text_20_body">En términos lógicos:</text:p>
      <text:p text:style-name="Quotations"><text:span text:style-name="Strong_20_Emphasis">Ningún sistema puede ser completo.<text:line-break/>Siempre habrá verdades que no puede conocer, representar, demostrar o integrar.</text:span></text:p>
      <text:p text:style-name="Text_20_body">Este límite es el equivalente físico‑cognitivo del teorema de Gödel, pero generalizado a sistemas inteligentes en el universo.</text:p>
      <text:p text:style-name="Horizontal_20_Line"/>
      <text:h text:style-name="Heading_20_1" text:outline-level="1"><text:soft-page-break/>2. Cómo restringe esto la inteligencia de un sistema</text:h>
      <text:p text:style-name="Text_20_body">El límite de completitud afecta a varios aspectos fundamentales:</text:p>
      <text:h text:style-name="Heading_20_3" text:outline-level="3"><text:span text:style-name="Strong_20_Emphasis">2.1. Conocimiento incompleto del mundo</text:span></text:h>
      <text:p text:style-name="Text_20_body">El sistema nunca puede conocer todos los hechos relevantes.<text:line-break/>Siempre habrá lagunas, zonas oscuras, incertidumbre residual.</text:p>
      <text:p text:style-name="Horizontal_20_Line"/>
      <text:h text:style-name="Heading_20_3" text:outline-level="3"><text:span text:style-name="Strong_20_Emphasis">2.2. Modelos internos incompletos</text:span></text:h>
      <text:p text:style-name="Text_20_body">No puede representar todos los niveles de detalle, todas las relaciones, todas las estructuras.<text:line-break/>Siempre habrá partes del mundo que quedan fuera del modelo.</text:p>
      <text:p text:style-name="Horizontal_20_Line"/>
      <text:h text:style-name="Heading_20_3" text:outline-level="3"><text:span text:style-name="Strong_20_Emphasis">2.3. Predicción incompleta</text:span></text:h>
      <text:p text:style-name="Text_20_body">No puede prever todos los futuros posibles.<text:line-break/>El espacio de posibilidades es demasiado grande, demasiado complejo, demasiado incierto.</text:p>
      <text:p text:style-name="Horizontal_20_Line"/>
      <text:h text:style-name="Heading_20_3" text:outline-level="3"><text:span text:style-name="Strong_20_Emphasis">2.4. Auto-modelo incompleto</text:span></text:h>
      <text:p text:style-name="Text_20_body">No puede representarse completamente a sí mismo.<text:line-break/>No puede conocer todas sus propias consecuencias.<text:line-break/>No puede predecir todas sus propias acciones.</text:p>
      <text:p text:style-name="Horizontal_20_Line"/>
      <text:h text:style-name="Heading_20_3" text:outline-level="3"><text:span text:style-name="Strong_20_Emphasis">2.5. Propósitos incompletos</text:span></text:h>
      <text:p text:style-name="Text_20_body">No puede tener un conjunto de metas que cubra todos los escenarios posibles.<text:line-break/>Siempre habrá situaciones no contempladas.</text:p>
      <text:p text:style-name="Horizontal_20_Line"/>
      <text:h text:style-name="Heading_20_3" text:outline-level="3"><text:span text:style-name="Strong_20_Emphasis">2.6. Integración incompleta</text:span></text:h>
      <text:p text:style-name="Text_20_body">No puede integrar toda la información, todos los módulos, todos los procesos.<text:line-break/>La integración total es imposible.</text:p>
      <text:p text:style-name="Horizontal_20_Line"/>
      <text:h text:style-name="Heading_20_3" text:outline-level="3"><text:soft-page-break/><text:span text:style-name="Strong_20_Emphasis">2.7. Demostración incompleta</text:span></text:h>
      <text:p text:style-name="Text_20_body">No puede demostrar todas las verdades dentro de su propio marco lógico.<text:line-break/>Hay verdades que son ciertas pero indemostrables para el sistema.</text:p>
      <text:p text:style-name="Horizontal_20_Line"/>
      <text:h text:style-name="Heading_20_3" text:outline-level="3"><text:span text:style-name="Strong_20_Emphasis">2.8. Acción incompleta</text:span></text:h>
      <text:p text:style-name="Text_20_body">No puede actuar sobre todas las variables relevantes.<text:line-break/>No puede controlar todos los factores.<text:line-break/>No puede garantizar todos los resultados.</text:p>
      <text:p text:style-name="Horizontal_20_Line"/>
      <text:h text:style-name="Heading_20_1" text:outline-level="1">3. Qué arquitectura minimiza el impacto del límite de completitud</text:h>
      <text:p text:style-name="Text_20_body">Aquí viene la parte clave:<text:line-break/><text:span text:style-name="Strong_20_Emphasis">si la completitud es imposible,<text:line-break/>¿cómo debe organizarse un sistema para ser lo más completo posible dentro de lo incompleto?</text:span></text:p>
      <text:p text:style-name="Text_20_body">La arquitectura óptima tiene varias propiedades.</text:p>
      <text:p text:style-name="Horizontal_20_Line"/>
      <text:h text:style-name="Heading_20_3" text:outline-level="3"><text:span text:style-name="Strong_20_Emphasis">3.1. Completitud funcional, no absoluta</text:span></text:h>
      <text:p text:style-name="Text_20_body">El sistema no intenta abarcarlo todo:<text:line-break/>intenta abarcar lo suficiente para funcionar.</text:p>
      <text:p text:style-name="Horizontal_20_Line"/>
      <text:h text:style-name="Heading_20_3" text:outline-level="3"><text:span text:style-name="Strong_20_Emphasis">3.2. Completitud incremental</text:span></text:h>
      <text:p text:style-name="Text_20_body">La completitud se construye:</text:p>
      <text:list xml:id="list2354064774" text:style-name="L2">
        <text:list-item>
          <text:p text:style-name="P6">paso a paso </text:p>
        </text:list-item>
        <text:list-item>
          <text:p text:style-name="P6">caso por caso </text:p>
        </text:list-item>
        <text:list-item>
          <text:p text:style-name="P6">contexto por contexto </text:p>
        </text:list-item>
        <text:list-item>
          <text:p text:style-name="P5">problema por problema </text:p>
        </text:list-item>
      </text:list>
      <text:p text:style-name="Text_20_body">Nunca de una vez.</text:p>
      <text:p text:style-name="Horizontal_20_Line"/>
      <text:h text:style-name="Heading_20_3" text:outline-level="3"><text:span text:style-name="Strong_20_Emphasis">3.3. Completitud distribuida</text:span></text:h>
      <text:p text:style-name="Text_20_body">No un único módulo que lo sabe todo:<text:line-break/>múltiples módulos que saben partes distintas.</text:p>
      <text:p text:style-name="Horizontal_20_Line"><text:soft-page-break/></text:p>
      <text:h text:style-name="Heading_20_3" text:outline-level="3"><text:span text:style-name="Strong_20_Emphasis">3.4. Completitud probabilística</text:span></text:h>
      <text:p text:style-name="Text_20_body">Dado que no puede conocer todo:</text:p>
      <text:list xml:id="list3712952712" text:style-name="L3">
        <text:list-item>
          <text:p text:style-name="P8">estima </text:p>
        </text:list-item>
        <text:list-item>
          <text:p text:style-name="P8">aproxima </text:p>
        </text:list-item>
        <text:list-item>
          <text:p text:style-name="P8">infiere </text:p>
        </text:list-item>
        <text:list-item>
          <text:p text:style-name="P8">asigna probabilidades </text:p>
        </text:list-item>
        <text:list-item>
          <text:p text:style-name="P7">mantiene incertidumbre explícita </text:p>
        </text:list-item>
      </text:list>
      <text:p text:style-name="Horizontal_20_Line"/>
      <text:h text:style-name="Heading_20_3" text:outline-level="3"><text:span text:style-name="Strong_20_Emphasis">3.5. Completitud adaptativa</text:span></text:h>
      <text:p text:style-name="Text_20_body">El sistema amplía su “completitud” cuando:</text:p>
      <text:list xml:id="list44736537" text:style-name="L4">
        <text:list-item>
          <text:p text:style-name="P10">aprende </text:p>
        </text:list-item>
        <text:list-item>
          <text:p text:style-name="P10">explora </text:p>
        </text:list-item>
        <text:list-item>
          <text:p text:style-name="P10">se reorganiza </text:p>
        </text:list-item>
        <text:list-item>
          <text:p text:style-name="P10">integra nueva información </text:p>
        </text:list-item>
        <text:list-item>
          <text:p text:style-name="P9">redefine sus representaciones </text:p>
        </text:list-item>
      </text:list>
      <text:p text:style-name="Horizontal_20_Line"/>
      <text:h text:style-name="Heading_20_3" text:outline-level="3"><text:span text:style-name="Strong_20_Emphasis">3.6. Completitud jerárquica</text:span></text:h>
      <text:p text:style-name="Text_20_body">No intenta integrar todo al mismo nivel:</text:p>
      <text:list xml:id="list3608081579" text:style-name="L5">
        <text:list-item>
          <text:p text:style-name="P12">detalles en niveles bajos </text:p>
        </text:list-item>
        <text:list-item>
          <text:p text:style-name="P12">patrones en niveles medios </text:p>
        </text:list-item>
        <text:list-item>
          <text:p text:style-name="P12">conceptos en niveles altos </text:p>
        </text:list-item>
        <text:list-item>
          <text:p text:style-name="P11">invariantes en la cima </text:p>
        </text:list-item>
      </text:list>
      <text:p text:style-name="Horizontal_20_Line"/>
      <text:h text:style-name="Heading_20_3" text:outline-level="3"><text:span text:style-name="Strong_20_Emphasis">3.7. Completitud pragmática</text:span></text:h>
      <text:p text:style-name="Text_20_body">El sistema se enfoca en:</text:p>
      <text:list xml:id="list3244434829" text:style-name="L6">
        <text:list-item>
          <text:p text:style-name="P14">lo relevante </text:p>
        </text:list-item>
        <text:list-item>
          <text:p text:style-name="P14">lo útil </text:p>
        </text:list-item>
        <text:list-item>
          <text:p text:style-name="P14">lo accionable </text:p>
        </text:list-item>
        <text:list-item>
          <text:p text:style-name="P13">lo que afecta sus propósitos </text:p>
        </text:list-item>
      </text:list>
      <text:p text:style-name="Text_20_body">No en lo exhaustivo.</text:p>
      <text:p text:style-name="Horizontal_20_Line"/>
      <text:h text:style-name="Heading_20_1" text:outline-level="1"><text:soft-page-break/>4. Resumen lógico del punto</text:h>
      <text:p text:style-name="Text_20_body">Podemos condensarlo así:</text:p>
      <text:p text:style-name="Quotations"><text:span text:style-name="Strong_20_Emphasis">Dado que ningún sistema puede ser completo respecto al mundo, a sí mismo o a su propio marco lógico,<text:line-break/>la arquitectura que minimiza el impacto del límite de completitud es aquella que:</text:span></text:p>
      <text:list xml:id="list1233700648" text:style-name="L7">
        <text:list-item>
          <text:p text:style-name="P2">busca completitud funcional, no absoluta </text:p>
        </text:list-item>
        <text:list-item>
          <text:p text:style-name="P2">construye completitud de forma incremental </text:p>
        </text:list-item>
        <text:list-item>
          <text:p text:style-name="P2">distribuye la completitud entre módulos </text:p>
        </text:list-item>
        <text:list-item>
          <text:p text:style-name="P2">usa representaciones probabilísticas </text:p>
        </text:list-item>
        <text:list-item>
          <text:p text:style-name="P2">adapta su completitud con el tiempo </text:p>
        </text:list-item>
        <text:list-item>
          <text:p text:style-name="P2">organiza la completitud en jerarquías </text:p>
        </text:list-item>
        <text:list-item>
          <text:p text:style-name="P1">prioriza la completitud pragmática sobre la exhaustiva </text:p>
        </text:list-item>
      </text:list>
      <text:p text:style-name="Text_20_body">Este límite explica por qué:</text:p>
      <text:list xml:id="list2175583692" text:style-name="L8">
        <text:list-item>
          <text:p text:style-name="P16">no existe conocimiento total </text:p>
        </text:list-item>
        <text:list-item>
          <text:p text:style-name="P16">no existe auto-modelo perfecto </text:p>
        </text:list-item>
        <text:list-item>
          <text:p text:style-name="P16">no existe predicción completa </text:p>
        </text:list-item>
        <text:list-item>
          <text:p text:style-name="P16">no existe integración absoluta </text:p>
        </text:list-item>
        <text:list-item>
          <text:p text:style-name="P16">no existe propósito universal </text:p>
        </text:list-item>
        <text:list-item>
          <text:p text:style-name="P15">no existe sistema que pueda abarcar su propio espacio de posibilidades </text:p>
        </text:list-item>
      </text:list>
      <text:p text:style-name="Text_20_body">Y también explica por qué <text:span text:style-name="Strong_20_Emphasis">la inteligencia es necesariamente incompleta, pero puede ser completa “lo suficiente” para sobrevivir, adaptarse y prosperar</text:span>.</text:p>
      <text:p text:style-name="Horizontal_20_Line"/>
      <text:p text:style-name="Text_20_body">Si quieres, ahora podemos:</text:p>
      <text:list xml:id="list4267856431" text:style-name="L9">
        <text:list-item>
          <text:p text:style-name="P18">seguir con un <text:span text:style-name="Strong_20_Emphasis">punto 24 — Límites de reflexividad</text:span> (el último meta‑límite), </text:p>
        </text:list-item>
        <text:list-item>
          <text:p text:style-name="P18">o cerrar la lista y pasar a la <text:span text:style-name="Strong_20_Emphasis">síntesis general</text:span>, </text:p>
        </text:list-item>
        <text:list-item>
          <text:p text:style-name="P17">o empezar a construir la <text:span text:style-name="Strong_20_Emphasis">arquitectura óptima completa</text:span> a partir de los 23 límites. </text:p>
        </text:list-item>
      </text:list>
      <text:p text:style-name="Text_20_body">Tú decides hacia dónde avanzam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7:38:37.921000000</meta:creation-date>
    <dc:date>2026-04-04T17:39:15.432000000</dc:date>
    <meta:editing-duration>PT37S</meta:editing-duration>
    <meta:editing-cycles>1</meta:editing-cycles>
    <meta:document-statistic meta:table-count="0" meta:image-count="0" meta:object-count="0" meta:page-count="5" meta:paragraph-count="103" meta:word-count="853" meta:character-count="5410" meta:non-whitespace-character-count="4657"/>
    <meta:generator>LibreOffice/7.3.5.2$Windows_X86_64 LibreOffice_project/184fe81b8c8c30d8b5082578aee2fed2ea847c01</meta:generator>
  </office:meta>
</office:document-meta>
</file>